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2023-May-02-0947_maxeplen10_maxtrainstep1000_seadep32_gamma099_lrac9e-4_lrcr1e-3_timeste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episode</text:p>
          </table:table-cell>
          <table:table-cell table:style-name="Default" office:value-type="string" calcext:value-type="string">
            <text:p>reward</text:p>
          </table:table-cell>
          <table:table-cell office:value-type="string" calcext:value-type="string">
            <text:p>mutationResidue</text:p>
          </table:table-cell>
          <table:table-cell office:value-type="string" calcext:value-type="string">
            <text:p>oldAA</text:p>
          </table:table-cell>
          <table:table-cell office:value-type="string" calcext:value-type="string">
            <text:p>newA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2.7562" calcext:value-type="float">
            <text:p>62.756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2.4522" calcext:value-type="float">
            <text:p>62.452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.2076" calcext:value-type="float">
            <text:p>64.207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.8553" calcext:value-type="float">
            <text:p>61.855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.0286" calcext:value-type="float">
            <text:p>62.028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2.7387" calcext:value-type="float">
            <text:p>62.738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1.819" calcext:value-type="float">
            <text:p>61.8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.1699" calcext:value-type="float">
            <text:p>64.169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3.6779" calcext:value-type="float">
            <text:p>63.677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2.0647" calcext:value-type="float">
            <text:p>62.064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.5008" calcext:value-type="float">
            <text:p>62.500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2.6744" calcext:value-type="float">
            <text:p>62.67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.733" calcext:value-type="float">
            <text:p>62.7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.9001" calcext:value-type="float">
            <text:p>62.900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3.4858" calcext:value-type="float">
            <text:p>63.485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3.631" calcext:value-type="float">
            <text:p>63.63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.8901" calcext:value-type="float">
            <text:p>62.890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.8349" calcext:value-type="float">
            <text:p>62.83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2.9754" calcext:value-type="float">
            <text:p>62.975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3.5751" calcext:value-type="float">
            <text:p>63.5751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2.7782" calcext:value-type="float">
            <text:p>62.778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.8471" calcext:value-type="float">
            <text:p>63.847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1.1264" calcext:value-type="float">
            <text:p>61.126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5.0957" calcext:value-type="float">
            <text:p>65.095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4.2285" calcext:value-type="float">
            <text:p>64.228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2.2514" calcext:value-type="float">
            <text:p>62.251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3.6126" calcext:value-type="float">
            <text:p>63.612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1.7135" calcext:value-type="float">
            <text:p>61.713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1.8651" calcext:value-type="float">
            <text:p>61.865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3.475" calcext:value-type="float">
            <text:p>63.475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.534" calcext:value-type="float">
            <text:p>62.5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3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2.7928" calcext:value-type="float">
            <text:p>62.792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H3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6.7456" calcext:value-type="float">
            <text:p>56.745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H34]+1" office:value-type="float" office:value="153" calcext:value-type="float">
            <text:p>15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6.8795" calcext:value-type="float">
            <text:p>56.879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[.H35]+1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6.7008" calcext:value-type="float">
            <text:p>56.70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H3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.5804" calcext:value-type="float">
            <text:p>56.580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H37]+1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3.3058" calcext:value-type="float">
            <text:p>133.305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.H38]+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8.5743" calcext:value-type="float">
            <text:p>58.57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H39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.7585" calcext:value-type="float">
            <text:p>131.7585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H40]+1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.5905" calcext:value-type="float">
            <text:p>70.590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H41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.4532" calcext:value-type="float">
            <text:p>62.4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2.5926" calcext:value-type="float">
            <text:p>62.592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.7628" calcext:value-type="float">
            <text:p>62.76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2.8656" calcext:value-type="float">
            <text:p>62.865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4.5972" calcext:value-type="float">
            <text:p>64.597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2.8314" calcext:value-type="float">
            <text:p>62.831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2.701" calcext:value-type="float">
            <text:p>62.70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3.0673" calcext:value-type="float">
            <text:p>63.067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3.0929" calcext:value-type="float">
            <text:p>63.092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2.7628" calcext:value-type="float">
            <text:p>62.76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1.7843" calcext:value-type="float">
            <text:p>61.784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1.9292" calcext:value-type="float">
            <text:p>61.929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.9326" calcext:value-type="float">
            <text:p>61.9326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5.2092" calcext:value-type="float">
            <text:p>125.209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1.4982" calcext:value-type="float">
            <text:p>81.498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23.8025" calcext:value-type="float">
            <text:p>123.80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0.1633" calcext:value-type="float">
            <text:p>80.163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2.8343" calcext:value-type="float">
            <text:p>82.834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0.7426" calcext:value-type="float">
            <text:p>80.74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9.015" calcext:value-type="float">
            <text:p>79.01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2.671" calcext:value-type="float">
            <text:p>62.67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2.6675" calcext:value-type="float">
            <text:p>62.66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2.3551" calcext:value-type="float">
            <text:p>62.35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3.3524" calcext:value-type="float">
            <text:p>63.352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3.2707" calcext:value-type="float">
            <text:p>63.2707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3.1241" calcext:value-type="float">
            <text:p>63.124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63.8935" calcext:value-type="float">
            <text:p>63.893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5.5077" calcext:value-type="float">
            <text:p>65.507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3.3727" calcext:value-type="float">
            <text:p>63.372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4.8237" calcext:value-type="float">
            <text:p>64.823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.848" calcext:value-type="float">
            <text:p>62.84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2.8148" calcext:value-type="float">
            <text:p>62.814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2.7044" calcext:value-type="float">
            <text:p>62.70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2.4687" calcext:value-type="float">
            <text:p>62.468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6744" calcext:value-type="float">
            <text:p>62.674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2.9909" calcext:value-type="float">
            <text:p>62.99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2.5905" calcext:value-type="float">
            <text:p>62.590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62.6644" calcext:value-type="float">
            <text:p>62.664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2.861" calcext:value-type="float">
            <text:p>62.86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.6277" calcext:value-type="float">
            <text:p>62.62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1.688" calcext:value-type="float">
            <text:p>81.68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5.8363" calcext:value-type="float">
            <text:p>65.836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1.9219" calcext:value-type="float">
            <text:p>81.92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0.8536" calcext:value-type="float">
            <text:p>80.85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2.2602" calcext:value-type="float">
            <text:p>82.26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5.9022" calcext:value-type="float">
            <text:p>105.902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2.7384" calcext:value-type="float">
            <text:p>122.738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0.1102" calcext:value-type="float">
            <text:p>130.110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29.3657" calcext:value-type="float">
            <text:p>129.36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5.7211" calcext:value-type="float">
            <text:p>135.72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2.554" calcext:value-type="float">
            <text:p>62.55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2.785" calcext:value-type="float">
            <text:p>62.78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2.3672" calcext:value-type="float">
            <text:p>62.36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2.4037" calcext:value-type="float">
            <text:p>62.40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2.8214" calcext:value-type="float">
            <text:p>62.82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2.8835" calcext:value-type="float">
            <text:p>62.88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2.8414" calcext:value-type="float">
            <text:p>62.8414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2.8634" calcext:value-type="float">
            <text:p>62.863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2.4954" calcext:value-type="float">
            <text:p>62.49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62.6358" calcext:value-type="float">
            <text:p>62.635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3.6644" calcext:value-type="float">
            <text:p>63.664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3.005" calcext:value-type="float">
            <text:p>63.00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2.544" calcext:value-type="float">
            <text:p>62.5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2.5075" calcext:value-type="float">
            <text:p>62.507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2.7947" calcext:value-type="float">
            <text:p>62.794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5.3544" calcext:value-type="float">
            <text:p>155.354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2.5539" calcext:value-type="float">
            <text:p>62.553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7.5491" calcext:value-type="float">
            <text:p>157.549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6.0094" calcext:value-type="float">
            <text:p>66.009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5.3728" calcext:value-type="float">
            <text:p>65.372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4.2185" calcext:value-type="float">
            <text:p>134.218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.7076" calcext:value-type="float">
            <text:p>62.7076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2.5287" calcext:value-type="float">
            <text:p>62.528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2.5507" calcext:value-type="float">
            <text:p>62.55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3.6602" calcext:value-type="float">
            <text:p>63.660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62.4589" calcext:value-type="float">
            <text:p>62.458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2.6944" calcext:value-type="float">
            <text:p>62.694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3.5331" calcext:value-type="float">
            <text:p>63.53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2.7261" calcext:value-type="float">
            <text:p>62.72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2.9653" calcext:value-type="float">
            <text:p>62.965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2.6578" calcext:value-type="float">
            <text:p>62.6578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2.9196" calcext:value-type="float">
            <text:p>62.91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2.9267" calcext:value-type="float">
            <text:p>62.926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2.7947" calcext:value-type="float">
            <text:p>62.794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3.6098" calcext:value-type="float">
            <text:p>63.609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2.9031" calcext:value-type="float">
            <text:p>62.903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2.8757" calcext:value-type="float">
            <text:p>62.875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2.4203" calcext:value-type="float">
            <text:p>62.420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2.7152" calcext:value-type="float">
            <text:p>152.71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2.6976" calcext:value-type="float">
            <text:p>62.697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4.9837" calcext:value-type="float">
            <text:p>154.983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2.6478" calcext:value-type="float">
            <text:p>62.647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2.7361" calcext:value-type="float">
            <text:p>62.736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2.4455" calcext:value-type="float">
            <text:p>62.445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9.4288" calcext:value-type="float">
            <text:p>59.428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9.1627" calcext:value-type="float">
            <text:p>59.162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8.7074" calcext:value-type="float">
            <text:p>58.707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9.393" calcext:value-type="float">
            <text:p>59.39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.5435" calcext:value-type="float">
            <text:p>59.543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1.0384" calcext:value-type="float">
            <text:p>61.038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3.838" calcext:value-type="float">
            <text:p>63.838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2.6258" calcext:value-type="float">
            <text:p>62.625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2.7782" calcext:value-type="float">
            <text:p>62.778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2.691" calcext:value-type="float">
            <text:p>62.69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2.8279" calcext:value-type="float">
            <text:p>62.827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2.6241" calcext:value-type="float">
            <text:p>152.624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2.7581" calcext:value-type="float">
            <text:p>62.758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2.6258" calcext:value-type="float">
            <text:p>62.625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2.9101" calcext:value-type="float">
            <text:p>62.9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2.7596" calcext:value-type="float">
            <text:p>62.759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1.9122" calcext:value-type="float">
            <text:p>61.912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1.7265" calcext:value-type="float">
            <text:p>61.726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2.1028" calcext:value-type="float">
            <text:p>62.102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1.9672" calcext:value-type="float">
            <text:p>61.967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3.81" calcext:value-type="float">
            <text:p>63.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2.0864" calcext:value-type="float">
            <text:p>62.08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1.806" calcext:value-type="float">
            <text:p>61.8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2.3392" calcext:value-type="float">
            <text:p>62.339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2.0286" calcext:value-type="float">
            <text:p>62.028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1.8683" calcext:value-type="float">
            <text:p>61.86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3.0406" calcext:value-type="float">
            <text:p>63.040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0.731" calcext:value-type="float">
            <text:p>80.7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2.7562" calcext:value-type="float">
            <text:p>62.756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2.6678" calcext:value-type="float">
            <text:p>62.667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2.8966" calcext:value-type="float">
            <text:p>62.89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2.8279" calcext:value-type="float">
            <text:p>62.827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3.5735" calcext:value-type="float">
            <text:p>63.573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2.773" calcext:value-type="float">
            <text:p>62.7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1.9932" calcext:value-type="float">
            <text:p>61.993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2.7662" calcext:value-type="float">
            <text:p>62.76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2.4942" calcext:value-type="float">
            <text:p>62.494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2.5507" calcext:value-type="float">
            <text:p>62.55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2.5992" calcext:value-type="float">
            <text:p>62.59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2.6744" calcext:value-type="float">
            <text:p>62.674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2.8048" calcext:value-type="float">
            <text:p>62.804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62.6158" calcext:value-type="float">
            <text:p>62.61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3.1564" calcext:value-type="float">
            <text:p>63.156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2.6976" calcext:value-type="float">
            <text:p>62.6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2.6378" calcext:value-type="float">
            <text:p>62.63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3.1237" calcext:value-type="float">
            <text:p>63.123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4.4783" calcext:value-type="float">
            <text:p>64.478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2.2634" calcext:value-type="float">
            <text:p>62.263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2.4334" calcext:value-type="float">
            <text:p>62.43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2.8811" calcext:value-type="float">
            <text:p>62.88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2.8634" calcext:value-type="float">
            <text:p>62.863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62.7462" calcext:value-type="float">
            <text:p>62.746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6.5464" calcext:value-type="float">
            <text:p>56.546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6.748" calcext:value-type="float">
            <text:p>56.74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44.305" calcext:value-type="float">
            <text:p>244.30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48.5717" calcext:value-type="float">
            <text:p>248.57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2.7739" calcext:value-type="float">
            <text:p>62.77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.3077" calcext:value-type="float">
            <text:p>80.307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6.2808" calcext:value-type="float">
            <text:p>66.280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8.9013" calcext:value-type="float">
            <text:p>58.901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9.9963" calcext:value-type="float">
            <text:p>79.996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8.5044" calcext:value-type="float">
            <text:p>78.504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6.7203" calcext:value-type="float">
            <text:p>126.72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2.1287" calcext:value-type="float">
            <text:p>82.12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7.346" calcext:value-type="float">
            <text:p>107.3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4.9558" calcext:value-type="float">
            <text:p>124.95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2.691" calcext:value-type="float">
            <text:p>62.69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2.8048" calcext:value-type="float">
            <text:p>62.804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3.4787" calcext:value-type="float">
            <text:p>63.478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2.858" calcext:value-type="float">
            <text:p>62.85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2.5002" calcext:value-type="float">
            <text:p>62.500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62.7562" calcext:value-type="float">
            <text:p>62.75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2.4104" calcext:value-type="float">
            <text:p>62.410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2.544" calcext:value-type="float">
            <text:p>62.5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2.6876" calcext:value-type="float">
            <text:p>62.68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2.6877" calcext:value-type="float">
            <text:p>62.68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6.6432" calcext:value-type="float">
            <text:p>56.643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49.0803" calcext:value-type="float">
            <text:p>149.080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48.9849" calcext:value-type="float">
            <text:p>148.98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50.3744" calcext:value-type="float">
            <text:p>150.374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6.888" calcext:value-type="float">
            <text:p>56.8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7.4882" calcext:value-type="float">
            <text:p>57.488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0.1279" calcext:value-type="float">
            <text:p>150.127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7.0486" calcext:value-type="float">
            <text:p>57.0486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6.6663" calcext:value-type="float">
            <text:p>56.666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48.5156" calcext:value-type="float">
            <text:p>148.515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3.0828" calcext:value-type="float">
            <text:p>63.082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2.6644" calcext:value-type="float">
            <text:p>62.664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2.9001" calcext:value-type="float">
            <text:p>62.90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55.6778" calcext:value-type="float">
            <text:p>155.6778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2.9167" calcext:value-type="float">
            <text:p>62.916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65.2344" calcext:value-type="float">
            <text:p>65.234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64.5406" calcext:value-type="float">
            <text:p>64.540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63.295" calcext:value-type="float">
            <text:p>63.29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3.7202" calcext:value-type="float">
            <text:p>63.720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3.7997" calcext:value-type="float">
            <text:p>63.799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4.0412" calcext:value-type="float">
            <text:p>64.041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3.4268" calcext:value-type="float">
            <text:p>63.426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2.9001" calcext:value-type="float">
            <text:p>62.900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2.6158" calcext:value-type="float">
            <text:p>62.615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2.6744" calcext:value-type="float">
            <text:p>62.674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62.3385" calcext:value-type="float">
            <text:p>62.338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2.9816" calcext:value-type="float">
            <text:p>52.98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2.5255" calcext:value-type="float">
            <text:p>152.52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1.7602" calcext:value-type="float">
            <text:p>151.760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50.085" calcext:value-type="float">
            <text:p>150.0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2.7928" calcext:value-type="float">
            <text:p>62.792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3.4059" calcext:value-type="float">
            <text:p>63.405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2.5793" calcext:value-type="float">
            <text:p>62.579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2.9387" calcext:value-type="float">
            <text:p>62.938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1.8748" calcext:value-type="float">
            <text:p>61.874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61.6656" calcext:value-type="float">
            <text:p>61.665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3.4607" calcext:value-type="float">
            <text:p>63.460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3.7499" calcext:value-type="float">
            <text:p>63.749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1.7233" calcext:value-type="float">
            <text:p>61.723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1.7407" calcext:value-type="float">
            <text:p>61.740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3.0542" calcext:value-type="float">
            <text:p>63.054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2.7782" calcext:value-type="float">
            <text:p>62.778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2.3551" calcext:value-type="float">
            <text:p>62.355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2.7882" calcext:value-type="float">
            <text:p>62.788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2.534" calcext:value-type="float">
            <text:p>62.53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62.5407" calcext:value-type="float">
            <text:p>62.5407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2.6158" calcext:value-type="float">
            <text:p>62.615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62.6478" calcext:value-type="float">
            <text:p>62.64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2.3385" calcext:value-type="float">
            <text:p>62.338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62.6378" calcext:value-type="float">
            <text:p>62.637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2.6478" calcext:value-type="float">
            <text:p>62.647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3.0341" calcext:value-type="float">
            <text:p>63.034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2.8148" calcext:value-type="float">
            <text:p>62.814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3.5697" calcext:value-type="float">
            <text:p>63.569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2.9167" calcext:value-type="float">
            <text:p>62.916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62.7343" calcext:value-type="float">
            <text:p>62.734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2.8912" calcext:value-type="float">
            <text:p>62.891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62.5893" calcext:value-type="float">
            <text:p>62.589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2.6644" calcext:value-type="float">
            <text:p>62.664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87.4441" calcext:value-type="float">
            <text:p>87.444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62.6864" calcext:value-type="float">
            <text:p>62.686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2.4622" calcext:value-type="float">
            <text:p>62.462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2.8048" calcext:value-type="float">
            <text:p>62.804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2.6744" calcext:value-type="float">
            <text:p>62.674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62.8214" calcext:value-type="float">
            <text:p>62.821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22.253" calcext:value-type="float">
            <text:p>122.25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62.8148" calcext:value-type="float">
            <text:p>62.814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62.5972" calcext:value-type="float">
            <text:p>62.597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62.3551" calcext:value-type="float">
            <text:p>62.355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3.0341" calcext:value-type="float">
            <text:p>63.034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62.9333" calcext:value-type="float">
            <text:p>62.93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2.6012" calcext:value-type="float">
            <text:p>62.601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2.5352" calcext:value-type="float">
            <text:p>62.53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2.6059" calcext:value-type="float">
            <text:p>62.605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3.2065" calcext:value-type="float">
            <text:p>63.206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21.4587" calcext:value-type="float">
            <text:p>221.458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19.1018" calcext:value-type="float">
            <text:p>219.101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20.1158" calcext:value-type="float">
            <text:p>220.115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36.0135" calcext:value-type="float">
            <text:p>236.013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34.4697" calcext:value-type="float">
            <text:p>234.469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1.8072" calcext:value-type="float">
            <text:p>61.807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1.9543" calcext:value-type="float">
            <text:p>61.954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62.0286" calcext:value-type="float">
            <text:p>62.02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1.7527" calcext:value-type="float">
            <text:p>61.752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1.8539" calcext:value-type="float">
            <text:p>61.853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61.7843" calcext:value-type="float">
            <text:p>61.784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1.8668" calcext:value-type="float">
            <text:p>61.866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61.6164" calcext:value-type="float">
            <text:p>61.616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1.7417" calcext:value-type="float">
            <text:p>61.74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1.9707" calcext:value-type="float">
            <text:p>61.97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3.353" calcext:value-type="float">
            <text:p>63.35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62.5086" calcext:value-type="float">
            <text:p>62.508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2.9433" calcext:value-type="float">
            <text:p>62.943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3.53" calcext:value-type="float">
            <text:p>63.5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62.8148" calcext:value-type="float">
            <text:p>62.81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62.8401" calcext:value-type="float">
            <text:p>62.840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2.8229" calcext:value-type="float">
            <text:p>62.822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62.8781" calcext:value-type="float">
            <text:p>62.878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2.8444" calcext:value-type="float">
            <text:p>62.844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62.8248" calcext:value-type="float">
            <text:p>62.824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2.7041" calcext:value-type="float">
            <text:p>152.704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2.6412" calcext:value-type="float">
            <text:p>62.641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53.1016" calcext:value-type="float">
            <text:p>153.1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2.6844" calcext:value-type="float">
            <text:p>62.6844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62.7361" calcext:value-type="float">
            <text:p>62.73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62.4689" calcext:value-type="float">
            <text:p>62.468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63.8744" calcext:value-type="float">
            <text:p>63.874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2.5826" calcext:value-type="float">
            <text:p>62.58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2.6624" calcext:value-type="float">
            <text:p>62.662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62.3484" calcext:value-type="float">
            <text:p>62.348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3.631" calcext:value-type="float">
            <text:p>63.6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62.9031" calcext:value-type="float">
            <text:p>62.903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2.7562" calcext:value-type="float">
            <text:p>62.75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2.7496" calcext:value-type="float">
            <text:p>62.7496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63.5611" calcext:value-type="float">
            <text:p>63.56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2.8515" calcext:value-type="float">
            <text:p>62.851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54.119" calcext:value-type="float">
            <text:p>154.1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62.6877" calcext:value-type="float">
            <text:p>62.687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7.1143" calcext:value-type="float">
            <text:p>67.1143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66.6386" calcext:value-type="float">
            <text:p>66.638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2.8468" calcext:value-type="float">
            <text:p>62.846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2.4755" calcext:value-type="float">
            <text:p>62.475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62.5726" calcext:value-type="float">
            <text:p>62.57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55.3852" calcext:value-type="float">
            <text:p>155.385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63.0341" calcext:value-type="float">
            <text:p>63.034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62.3452" calcext:value-type="float">
            <text:p>62.345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62.3286" calcext:value-type="float">
            <text:p>62.328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2.5266" calcext:value-type="float">
            <text:p>62.526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3.6442" calcext:value-type="float">
            <text:p>63.644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62.8835" calcext:value-type="float">
            <text:p>62.883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2.6158" calcext:value-type="float">
            <text:p>62.615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2.5572" calcext:value-type="float">
            <text:p>62.557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2.4323" calcext:value-type="float">
            <text:p>62.4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3.5464" calcext:value-type="float">
            <text:p>63.546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2.0484" calcext:value-type="float">
            <text:p>62.048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61.8585" calcext:value-type="float">
            <text:p>61.85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1.6623" calcext:value-type="float">
            <text:p>61.66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52.0351" calcext:value-type="float">
            <text:p>152.0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1.8965" calcext:value-type="float">
            <text:p>61.896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1.598" calcext:value-type="float">
            <text:p>61.59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2.8599" calcext:value-type="float">
            <text:p>62.8599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2.7462" calcext:value-type="float">
            <text:p>62.746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2.9487" calcext:value-type="float">
            <text:p>62.948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2.7242" calcext:value-type="float">
            <text:p>62.724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2.5141" calcext:value-type="float">
            <text:p>62.51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62.8468" calcext:value-type="float">
            <text:p>62.846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62.9322" calcext:value-type="float">
            <text:p>62.932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2.7427" calcext:value-type="float">
            <text:p>62.742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63.5658" calcext:value-type="float">
            <text:p>63.565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2.8835" calcext:value-type="float">
            <text:p>62.883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62.4157" calcext:value-type="float">
            <text:p>62.415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3.9445" calcext:value-type="float">
            <text:p>63.944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2.8656" calcext:value-type="float">
            <text:p>62.865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2.7947" calcext:value-type="float">
            <text:p>62.794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62.691" calcext:value-type="float">
            <text:p>62.69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62.5972" calcext:value-type="float">
            <text:p>62.59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2.6378" calcext:value-type="float">
            <text:p>62.637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2.3066" calcext:value-type="float">
            <text:p>62.306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1.7036" calcext:value-type="float">
            <text:p>61.703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61.7384" calcext:value-type="float">
            <text:p>61.738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55.5686" calcext:value-type="float">
            <text:p>155.568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2.8148" calcext:value-type="float">
            <text:p>62.814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54.4703" calcext:value-type="float">
            <text:p>154.470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62.7562" calcext:value-type="float">
            <text:p>62.756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62.8029" calcext:value-type="float">
            <text:p>62.80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62.8048" calcext:value-type="float">
            <text:p>62.8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62.6059" calcext:value-type="float">
            <text:p>62.605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3.002" calcext:value-type="float">
            <text:p>63.0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62.7681" calcext:value-type="float">
            <text:p>62.768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62.8013" calcext:value-type="float">
            <text:p>62.8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2.711" calcext:value-type="float">
            <text:p>62.71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52.2336" calcext:value-type="float">
            <text:p>152.233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2.6524" calcext:value-type="float">
            <text:p>62.652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3.1095" calcext:value-type="float">
            <text:p>63.109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62.8735" calcext:value-type="float">
            <text:p>62.87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62.8414" calcext:value-type="float">
            <text:p>62.84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62.8735" calcext:value-type="float">
            <text:p>62.873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62.7782" calcext:value-type="float">
            <text:p>62.77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62.6491" calcext:value-type="float">
            <text:p>62.649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62.4522" calcext:value-type="float">
            <text:p>62.452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3.9266" calcext:value-type="float">
            <text:p>63.926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4.7474" calcext:value-type="float">
            <text:p>64.747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3.8121" calcext:value-type="float">
            <text:p>63.812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.8171" calcext:value-type="float">
            <text:p>62.817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2.713" calcext:value-type="float">
            <text:p>62.71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62.7847" calcext:value-type="float">
            <text:p>62.7847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65.1706" calcext:value-type="float">
            <text:p>65.17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4.1232" calcext:value-type="float">
            <text:p>64.123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65.9093" calcext:value-type="float">
            <text:p>65.909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5.6972" calcext:value-type="float">
            <text:p>65.697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3.4974" calcext:value-type="float">
            <text:p>63.497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62.365" calcext:value-type="float">
            <text:p>62.36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62.8901" calcext:value-type="float">
            <text:p>62.890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2.8232" calcext:value-type="float">
            <text:p>62.82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62.7343" calcext:value-type="float">
            <text:p>62.734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62.5241" calcext:value-type="float">
            <text:p>62.524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62.713" calcext:value-type="float">
            <text:p>62.71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62.6158" calcext:value-type="float">
            <text:p>62.6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2.6798" calcext:value-type="float">
            <text:p>62.679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63.126" calcext:value-type="float">
            <text:p>63.1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2.6744" calcext:value-type="float">
            <text:p>62.67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62.6278" calcext:value-type="float">
            <text:p>62.627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2.8881" calcext:value-type="float">
            <text:p>62.888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3.8816" calcext:value-type="float">
            <text:p>63.881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55.7345" calcext:value-type="float">
            <text:p>155.734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62.9873" calcext:value-type="float">
            <text:p>62.987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2.4203" calcext:value-type="float">
            <text:p>62.420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62.87" calcext:value-type="float">
            <text:p>62.8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3.7482" calcext:value-type="float">
            <text:p>63.748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2.7144" calcext:value-type="float">
            <text:p>62.7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2.7376" calcext:value-type="float">
            <text:p>62.737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3.7361" calcext:value-type="float">
            <text:p>63.736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2.8048" calcext:value-type="float">
            <text:p>62.80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62.4554" calcext:value-type="float">
            <text:p>62.455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62.8444" calcext:value-type="float">
            <text:p>62.844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62.7762" calcext:value-type="float">
            <text:p>62.77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62.6478" calcext:value-type="float">
            <text:p>62.647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2.9031" calcext:value-type="float">
            <text:p>62.903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62.4104" calcext:value-type="float">
            <text:p>62.410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62.6292" calcext:value-type="float">
            <text:p>62.629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2.7361" calcext:value-type="float">
            <text:p>62.736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62.5992" calcext:value-type="float">
            <text:p>62.5992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62.7276" calcext:value-type="float">
            <text:p>62.72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63.0121" calcext:value-type="float">
            <text:p>63.012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62.701" calcext:value-type="float">
            <text:p>62.70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62.8368" calcext:value-type="float">
            <text:p>62.836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62.7342" calcext:value-type="float">
            <text:p>62.734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2.9974" calcext:value-type="float">
            <text:p>62.997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62.9416" calcext:value-type="float">
            <text:p>62.941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62.8966" calcext:value-type="float">
            <text:p>62.896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62.7095" calcext:value-type="float">
            <text:p>62.709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62.691" calcext:value-type="float">
            <text:p>62.69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62.6776" calcext:value-type="float">
            <text:p>62.67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62.6292" calcext:value-type="float">
            <text:p>62.629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3.2572" calcext:value-type="float">
            <text:p>153.257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62.7228" calcext:value-type="float">
            <text:p>62.722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62.711" calcext:value-type="float">
            <text:p>62.71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63.6098" calcext:value-type="float">
            <text:p>63.609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62.554" calcext:value-type="float">
            <text:p>62.55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3.4083" calcext:value-type="float">
            <text:p>63.408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2.6255" calcext:value-type="float">
            <text:p>62.625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2.6478" calcext:value-type="float">
            <text:p>62.6478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62.7662" calcext:value-type="float">
            <text:p>62.76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62.775" calcext:value-type="float">
            <text:p>62.77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62.5121" calcext:value-type="float">
            <text:p>62.512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62.8683" calcext:value-type="float">
            <text:p>62.8683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62.4037" calcext:value-type="float">
            <text:p>62.403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62.6079" calcext:value-type="float">
            <text:p>62.607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62.8736" calcext:value-type="float">
            <text:p>62.873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61.4216" calcext:value-type="float">
            <text:p>61.421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62.3697" calcext:value-type="float">
            <text:p>62.369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55.1195" calcext:value-type="float">
            <text:p>155.119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1.1654" calcext:value-type="float">
            <text:p>151.165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51.2374" calcext:value-type="float">
            <text:p>151.237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51.3542" calcext:value-type="float">
            <text:p>151.354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49.3565" calcext:value-type="float">
            <text:p>149.356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50.7175" calcext:value-type="float">
            <text:p>150.717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51.152" calcext:value-type="float">
            <text:p>151.15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51.9421" calcext:value-type="float">
            <text:p>151.942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48.7245" calcext:value-type="float">
            <text:p>148.724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2.4788" calcext:value-type="float">
            <text:p>62.478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63.6106" calcext:value-type="float">
            <text:p>63.610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2.6776" calcext:value-type="float">
            <text:p>62.67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62.773" calcext:value-type="float">
            <text:p>62.77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2.6258" calcext:value-type="float">
            <text:p>62.625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64.1741" calcext:value-type="float">
            <text:p>64.174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62.7929" calcext:value-type="float">
            <text:p>62.792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2.7928" calcext:value-type="float">
            <text:p>62.792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62.7261" calcext:value-type="float">
            <text:p>62.726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62.5605" calcext:value-type="float">
            <text:p>62.560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62.651" calcext:value-type="float">
            <text:p>62.6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2.6644" calcext:value-type="float">
            <text:p>62.66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62.5992" calcext:value-type="float">
            <text:p>62.599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62.9202" calcext:value-type="float">
            <text:p>62.9202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2.8236" calcext:value-type="float">
            <text:p>62.823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62.544" calcext:value-type="float">
            <text:p>62.5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2.87" calcext:value-type="float">
            <text:p>62.8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62.6524" calcext:value-type="float">
            <text:p>62.65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62.8248" calcext:value-type="float">
            <text:p>62.824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62.5893" calcext:value-type="float">
            <text:p>62.589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2.7562" calcext:value-type="float">
            <text:p>62.75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62.826" calcext:value-type="float">
            <text:p>62.82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2.7662" calcext:value-type="float">
            <text:p>62.766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62.713" calcext:value-type="float">
            <text:p>62.7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5.337" calcext:value-type="float">
            <text:p>155.33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62.8113" calcext:value-type="float">
            <text:p>62.811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62.8368" calcext:value-type="float">
            <text:p>62.836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2.6751" calcext:value-type="float">
            <text:p>62.675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62.3515" calcext:value-type="float">
            <text:p>62.35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60.9723" calcext:value-type="float">
            <text:p>60.972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2.5606" calcext:value-type="float">
            <text:p>62.560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61.9771" calcext:value-type="float">
            <text:p>61.977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2.187" calcext:value-type="float">
            <text:p>62.18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61.269" calcext:value-type="float">
            <text:p>61.26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96.9533" calcext:value-type="float">
            <text:p>96.953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95.4461" calcext:value-type="float">
            <text:p>95.44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94.9005" calcext:value-type="float">
            <text:p>94.900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95.2701" calcext:value-type="float">
            <text:p>95.270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61.2685" calcext:value-type="float">
            <text:p>61.268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60.42" calcext:value-type="float">
            <text:p>60.4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62.6844" calcext:value-type="float">
            <text:p>62.684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62.5185" calcext:value-type="float">
            <text:p>62.518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62.4181" calcext:value-type="float">
            <text:p>62.418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62.6941" calcext:value-type="float">
            <text:p>62.69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62.6412" calcext:value-type="float">
            <text:p>62.641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62.534" calcext:value-type="float">
            <text:p>62.53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62.8113" calcext:value-type="float">
            <text:p>62.811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62.577" calcext:value-type="float">
            <text:p>62.57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63.8622" calcext:value-type="float">
            <text:p>63.862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62.6668" calcext:value-type="float">
            <text:p>62.666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62.6356" calcext:value-type="float">
            <text:p>62.635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62.6271" calcext:value-type="float">
            <text:p>62.6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62.3937" calcext:value-type="float">
            <text:p>62.3937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63.0086" calcext:value-type="float">
            <text:p>63.00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54.3421" calcext:value-type="float">
            <text:p>154.34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63.6148" calcext:value-type="float">
            <text:p>63.614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05.3278" calcext:value-type="float">
            <text:p>105.327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62.7916" calcext:value-type="float">
            <text:p>62.791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54.8124" calcext:value-type="float">
            <text:p>154.812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62.6578" calcext:value-type="float">
            <text:p>62.65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62.6995" calcext:value-type="float">
            <text:p>62.699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62.8444" calcext:value-type="float">
            <text:p>62.844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52.8214" calcext:value-type="float">
            <text:p>152.8214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62.5992" calcext:value-type="float">
            <text:p>62.599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62.6857" calcext:value-type="float">
            <text:p>62.685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62.5992" calcext:value-type="float">
            <text:p>62.599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62.3798" calcext:value-type="float">
            <text:p>62.379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62.544" calcext:value-type="float">
            <text:p>62.54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62.8646" calcext:value-type="float">
            <text:p>62.8646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2.6844" calcext:value-type="float">
            <text:p>62.684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2.4689" calcext:value-type="float">
            <text:p>62.468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2.88" calcext:value-type="float">
            <text:p>62.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62.7276" calcext:value-type="float">
            <text:p>62.72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62.7196" calcext:value-type="float">
            <text:p>62.7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62.6059" calcext:value-type="float">
            <text:p>62.605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88.3508" calcext:value-type="float">
            <text:p>88.350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87.6272" calcext:value-type="float">
            <text:p>87.627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85.0916" calcext:value-type="float">
            <text:p>85.091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84.4385" calcext:value-type="float">
            <text:p>84.438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83.4662" calcext:value-type="float">
            <text:p>83.466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62.651" calcext:value-type="float">
            <text:p>62.65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2.534" calcext:value-type="float">
            <text:p>62.5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56.4916" calcext:value-type="float">
            <text:p>156.49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63.0507" calcext:value-type="float">
            <text:p>63.05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62.6757" calcext:value-type="float">
            <text:p>62.675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62.651" calcext:value-type="float">
            <text:p>62.65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62.6324" calcext:value-type="float">
            <text:p>62.632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2.6324" calcext:value-type="float">
            <text:p>62.632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62.4689" calcext:value-type="float">
            <text:p>62.468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62.6158" calcext:value-type="float">
            <text:p>62.61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2.7408" calcext:value-type="float">
            <text:p>62.74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63.1792" calcext:value-type="float">
            <text:p>63.179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62.534" calcext:value-type="float">
            <text:p>62.53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62.6544" calcext:value-type="float">
            <text:p>62.65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2.733" calcext:value-type="float">
            <text:p>62.73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62.87" calcext:value-type="float">
            <text:p>62.8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2.1656" calcext:value-type="float">
            <text:p>62.165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2.8735" calcext:value-type="float">
            <text:p>62.873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62.5407" calcext:value-type="float">
            <text:p>62.540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62.7462" calcext:value-type="float">
            <text:p>62.746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2.7261" calcext:value-type="float">
            <text:p>62.72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.3937" calcext:value-type="float">
            <text:p>62.393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62.674" calcext:value-type="float">
            <text:p>62.67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62.7361" calcext:value-type="float">
            <text:p>62.736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62.6877" calcext:value-type="float">
            <text:p>62.687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62.8248" calcext:value-type="float">
            <text:p>62.82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63.9376" calcext:value-type="float">
            <text:p>63.937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62.8082" calcext:value-type="float">
            <text:p>62.808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62.7562" calcext:value-type="float">
            <text:p>62.756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62.5274" calcext:value-type="float">
            <text:p>62.527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2.544" calcext:value-type="float">
            <text:p>62.54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4.9971" calcext:value-type="float">
            <text:p>154.997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62.7782" calcext:value-type="float">
            <text:p>62.778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62.5992" calcext:value-type="float">
            <text:p>62.59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62.8615" calcext:value-type="float">
            <text:p>62.86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62.7196" calcext:value-type="float">
            <text:p>62.719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62.6644" calcext:value-type="float">
            <text:p>62.664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62.7095" calcext:value-type="float">
            <text:p>62.7095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62.691" calcext:value-type="float">
            <text:p>62.691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62.3286" calcext:value-type="float">
            <text:p>62.328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2.4682" calcext:value-type="float">
            <text:p>62.468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2.7144" calcext:value-type="float">
            <text:p>62.7144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2.8013" calcext:value-type="float">
            <text:p>62.80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62.6844" calcext:value-type="float">
            <text:p>62.68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2.8013" calcext:value-type="float">
            <text:p>62.8013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64.0879" calcext:value-type="float">
            <text:p>64.087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4.2774" calcext:value-type="float">
            <text:p>64.277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64.7709" calcext:value-type="float">
            <text:p>64.770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64.385" calcext:value-type="float">
            <text:p>64.38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4.529" calcext:value-type="float">
            <text:p>64.5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2.5145" calcext:value-type="float">
            <text:p>62.514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64.2691" calcext:value-type="float">
            <text:p>64.269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61.9326" calcext:value-type="float">
            <text:p>61.93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62.4267" calcext:value-type="float">
            <text:p>62.42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63.802" calcext:value-type="float">
            <text:p>63.8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61.661" calcext:value-type="float">
            <text:p>61.66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61.9083" calcext:value-type="float">
            <text:p>61.908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64.3935" calcext:value-type="float">
            <text:p>64.393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63.7368" calcext:value-type="float">
            <text:p>63.736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62.9307" calcext:value-type="float">
            <text:p>62.930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.4589" calcext:value-type="float">
            <text:p>62.458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2.829" calcext:value-type="float">
            <text:p>62.82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62.8515" calcext:value-type="float">
            <text:p>62.851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53.995" calcext:value-type="float">
            <text:p>153.99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62.7782" calcext:value-type="float">
            <text:p>62.778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62.9379" calcext:value-type="float">
            <text:p>62.937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62.7782" calcext:value-type="float">
            <text:p>62.778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62.9152" calcext:value-type="float">
            <text:p>62.915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2.5407" calcext:value-type="float">
            <text:p>62.540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62.713" calcext:value-type="float">
            <text:p>62.71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.8566" calcext:value-type="float">
            <text:p>63.856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2.651" calcext:value-type="float">
            <text:p>62.65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3.0186" calcext:value-type="float">
            <text:p>63.01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3.1095" calcext:value-type="float">
            <text:p>63.10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2.8235" calcext:value-type="float">
            <text:p>62.823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62.7562" calcext:value-type="float">
            <text:p>62.75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62.6324" calcext:value-type="float">
            <text:p>62.632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62.7095" calcext:value-type="float">
            <text:p>62.709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62.992" calcext:value-type="float">
            <text:p>62.99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62.4104" calcext:value-type="float">
            <text:p>62.410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2.7396" calcext:value-type="float">
            <text:p>62.739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2.6876" calcext:value-type="float">
            <text:p>62.687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62.5616" calcext:value-type="float">
            <text:p>62.561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62.5992" calcext:value-type="float">
            <text:p>62.599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62.8901" calcext:value-type="float">
            <text:p>62.890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62.7994" calcext:value-type="float">
            <text:p>62.799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62.6944" calcext:value-type="float">
            <text:p>62.694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2.8314" calcext:value-type="float">
            <text:p>62.831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62.9186" calcext:value-type="float">
            <text:p>62.918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2.4855" calcext:value-type="float">
            <text:p>62.485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48.9856" calcext:value-type="float">
            <text:p>148.98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49.9269" calcext:value-type="float">
            <text:p>149.926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50.2849" calcext:value-type="float">
            <text:p>150.284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49.0875" calcext:value-type="float">
            <text:p>149.087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0.2824" calcext:value-type="float">
            <text:p>150.282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50.1602" calcext:value-type="float">
            <text:p>150.160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46.9475" calcext:value-type="float">
            <text:p>146.947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49.5544" calcext:value-type="float">
            <text:p>149.554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47.5038" calcext:value-type="float">
            <text:p>147.503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49.9258" calcext:value-type="float">
            <text:p>149.925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2.5407" calcext:value-type="float">
            <text:p>62.540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2.8681" calcext:value-type="float">
            <text:p>62.86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2.6478" calcext:value-type="float">
            <text:p>62.647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2.6877" calcext:value-type="float">
            <text:p>62.68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2.8148" calcext:value-type="float">
            <text:p>62.8148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62.4423" calcext:value-type="float">
            <text:p>62.442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84.2518" calcext:value-type="float">
            <text:p>84.251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85.6323" calcext:value-type="float">
            <text:p>85.632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87.4853" calcext:value-type="float">
            <text:p>87.48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87.6244" calcext:value-type="float">
            <text:p>87.624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2.8414" calcext:value-type="float">
            <text:p>62.84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62.8048" calcext:value-type="float">
            <text:p>62.804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56.7902" calcext:value-type="float">
            <text:p>56.790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.8287" calcext:value-type="float">
            <text:p>56.828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56.9199" calcext:value-type="float">
            <text:p>56.91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57.5166" calcext:value-type="float">
            <text:p>57.51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7.0222" calcext:value-type="float">
            <text:p>57.02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56.769" calcext:value-type="float">
            <text:p>56.76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48.4001" calcext:value-type="float">
            <text:p>148.40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57.0052" calcext:value-type="float">
            <text:p>57.005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2.6586" calcext:value-type="float">
            <text:p>62.658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62.7782" calcext:value-type="float">
            <text:p>62.778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2.5992" calcext:value-type="float">
            <text:p>62.599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2.9131" calcext:value-type="float">
            <text:p>62.913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62.7858" calcext:value-type="float">
            <text:p>62.785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62.6378" calcext:value-type="float">
            <text:p>62.637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62.713" calcext:value-type="float">
            <text:p>62.71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62.8078" calcext:value-type="float">
            <text:p>62.807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62.7496" calcext:value-type="float">
            <text:p>62.749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62.6092" calcext:value-type="float">
            <text:p>62.609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2.3551" calcext:value-type="float">
            <text:p>62.355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2.7782" calcext:value-type="float">
            <text:p>62.778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63.5836" calcext:value-type="float">
            <text:p>63.583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62.6922" calcext:value-type="float">
            <text:p>62.69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62.9653" calcext:value-type="float">
            <text:p>62.9653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62.4203" calcext:value-type="float">
            <text:p>62.420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62.5759" calcext:value-type="float">
            <text:p>62.575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56.6321" calcext:value-type="float">
            <text:p>156.63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62.765" calcext:value-type="float">
            <text:p>62.7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62.5493" calcext:value-type="float">
            <text:p>62.54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2.6412" calcext:value-type="float">
            <text:p>62.64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2.544" calcext:value-type="float">
            <text:p>62.54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52.6292" calcext:value-type="float">
            <text:p>152.6292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62.7928" calcext:value-type="float">
            <text:p>62.792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62.6412" calcext:value-type="float">
            <text:p>62.641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62.5507" calcext:value-type="float">
            <text:p>62.55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63.6062" calcext:value-type="float">
            <text:p>63.606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62.6995" calcext:value-type="float">
            <text:p>62.699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64.1037" calcext:value-type="float">
            <text:p>64.10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49.6834" calcext:value-type="float">
            <text:p>249.683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2.6245" calcext:value-type="float">
            <text:p>62.62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62.3937" calcext:value-type="float">
            <text:p>62.39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85.6336" calcext:value-type="float">
            <text:p>85.633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4.8734" calcext:value-type="float">
            <text:p>84.873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87.6025" calcext:value-type="float">
            <text:p>87.602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87.2685" calcext:value-type="float">
            <text:p>87.268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84.9063" calcext:value-type="float">
            <text:p>84.90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81.4101" calcext:value-type="float">
            <text:p>81.410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84.363" calcext:value-type="float">
            <text:p>84.36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88.0008" calcext:value-type="float">
            <text:p>88.000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2.6358" calcext:value-type="float">
            <text:p>62.6358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55.4541" calcext:value-type="float">
            <text:p>155.454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62.8368" calcext:value-type="float">
            <text:p>62.836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62.9452" calcext:value-type="float">
            <text:p>62.945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63.024" calcext:value-type="float">
            <text:p>63.02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62.6324" calcext:value-type="float">
            <text:p>62.63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2.4151" calcext:value-type="float">
            <text:p>62.415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62.7596" calcext:value-type="float">
            <text:p>62.75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53.1018" calcext:value-type="float">
            <text:p>153.101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62.5992" calcext:value-type="float">
            <text:p>62.599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62.7728" calcext:value-type="float">
            <text:p>62.772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2.437" calcext:value-type="float">
            <text:p>62.43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62.7828" calcext:value-type="float">
            <text:p>62.782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62.8314" calcext:value-type="float">
            <text:p>62.831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62.6644" calcext:value-type="float">
            <text:p>62.664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62.7562" calcext:value-type="float">
            <text:p>62.75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62.4589" calcext:value-type="float">
            <text:p>62.45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62.8912" calcext:value-type="float">
            <text:p>62.891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62.8901" calcext:value-type="float">
            <text:p>62.890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62.5507" calcext:value-type="float">
            <text:p>62.550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62.711" calcext:value-type="float">
            <text:p>62.7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62.6844" calcext:value-type="float">
            <text:p>62.684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62.6092" calcext:value-type="float">
            <text:p>62.60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62.8063" calcext:value-type="float">
            <text:p>62.806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63.5858" calcext:value-type="float">
            <text:p>63.585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62.8735" calcext:value-type="float">
            <text:p>62.873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62.8048" calcext:value-type="float">
            <text:p>62.804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63.6272" calcext:value-type="float">
            <text:p>63.627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62.8414" calcext:value-type="float">
            <text:p>62.841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62.9819" calcext:value-type="float">
            <text:p>62.981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2.8634" calcext:value-type="float">
            <text:p>62.863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63.8621" calcext:value-type="float">
            <text:p>63.862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2.8013" calcext:value-type="float">
            <text:p>62.8013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62.522" calcext:value-type="float">
            <text:p>62.52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2.6278" calcext:value-type="float">
            <text:p>62.627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62.5639" calcext:value-type="float">
            <text:p>62.563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62.9101" calcext:value-type="float">
            <text:p>62.910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80.3824" calcext:value-type="float">
            <text:p>80.382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59.944" calcext:value-type="float">
            <text:p>59.94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81.4578" calcext:value-type="float">
            <text:p>81.45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62.7562" calcext:value-type="float">
            <text:p>62.75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2.8195" calcext:value-type="float">
            <text:p>62.8195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62.6092" calcext:value-type="float">
            <text:p>62.609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62.8148" calcext:value-type="float">
            <text:p>62.81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62.5153" calcext:value-type="float">
            <text:p>62.51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63.6863" calcext:value-type="float">
            <text:p>63.686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62.6744" calcext:value-type="float">
            <text:p>62.674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62.7343" calcext:value-type="float">
            <text:p>62.73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62.5893" calcext:value-type="float">
            <text:p>62.589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62.5606" calcext:value-type="float">
            <text:p>62.56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62.6744" calcext:value-type="float">
            <text:p>62.674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62.861" calcext:value-type="float">
            <text:p>62.86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62.6266" calcext:value-type="float">
            <text:p>62.626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62.8545" calcext:value-type="float">
            <text:p>62.854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62.6378" calcext:value-type="float">
            <text:p>62.637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63.0186" calcext:value-type="float">
            <text:p>63.01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62.713" calcext:value-type="float">
            <text:p>62.71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63.0341" calcext:value-type="float">
            <text:p>63.034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52.041" calcext:value-type="float">
            <text:p>152.0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63.0772" calcext:value-type="float">
            <text:p>63.077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62.3286" calcext:value-type="float">
            <text:p>62.32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2.8214" calcext:value-type="float">
            <text:p>62.821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62.7947" calcext:value-type="float">
            <text:p>62.794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62.3551" calcext:value-type="float">
            <text:p>62.355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62.4423" calcext:value-type="float">
            <text:p>62.442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62.8414" calcext:value-type="float">
            <text:p>62.841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63.3912" calcext:value-type="float">
            <text:p>63.39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62.609" calcext:value-type="float">
            <text:p>62.60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62.8279" calcext:value-type="float">
            <text:p>62.82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55.2545" calcext:value-type="float">
            <text:p>155.254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2.8048" calcext:value-type="float">
            <text:p>62.804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62.669" calcext:value-type="float">
            <text:p>62.66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63.6831" calcext:value-type="float">
            <text:p>63.68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62.4755" calcext:value-type="float">
            <text:p>62.475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62.8515" calcext:value-type="float">
            <text:p>62.851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62.6744" calcext:value-type="float">
            <text:p>62.67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62.701" calcext:value-type="float">
            <text:p>62.70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62.4203" calcext:value-type="float">
            <text:p>62.42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62.7847" calcext:value-type="float">
            <text:p>62.784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59.1409" calcext:value-type="float">
            <text:p>59.140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2.3385" calcext:value-type="float">
            <text:p>62.338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63.0156" calcext:value-type="float">
            <text:p>63.0156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62.5407" calcext:value-type="float">
            <text:p>62.540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3.111" calcext:value-type="float">
            <text:p>63.11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62.701" calcext:value-type="float">
            <text:p>62.70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47.3658" calcext:value-type="float">
            <text:p>147.365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62.7296" calcext:value-type="float">
            <text:p>62.729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62.5407" calcext:value-type="float">
            <text:p>62.540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62.6776" calcext:value-type="float">
            <text:p>62.677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62.6964" calcext:value-type="float">
            <text:p>62.696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62.9001" calcext:value-type="float">
            <text:p>62.900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62.5673" calcext:value-type="float">
            <text:p>62.567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62.5773" calcext:value-type="float">
            <text:p>62.57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19.0097" calcext:value-type="float">
            <text:p>119.00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16.9169" calcext:value-type="float">
            <text:p>116.916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19.5463" calcext:value-type="float">
            <text:p>119.546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16.0978" calcext:value-type="float">
            <text:p>116.09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17.0149" calcext:value-type="float">
            <text:p>117.014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17.2612" calcext:value-type="float">
            <text:p>117.26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19.369" calcext:value-type="float">
            <text:p>119.369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62.7361" calcext:value-type="float">
            <text:p>62.736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63.7159" calcext:value-type="float">
            <text:p>63.715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62.7077" calcext:value-type="float">
            <text:p>62.707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63.5603" calcext:value-type="float">
            <text:p>63.560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85.7094" calcext:value-type="float">
            <text:p>85.709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85.0767" calcext:value-type="float">
            <text:p>85.076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84.3879" calcext:value-type="float">
            <text:p>84.387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84.7005" calcext:value-type="float">
            <text:p>84.700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83.0001" calcext:value-type="float">
            <text:p>83.000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88.3816" calcext:value-type="float">
            <text:p>88.381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62.8656" calcext:value-type="float">
            <text:p>62.865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62.6483" calcext:value-type="float">
            <text:p>62.648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62.9066" calcext:value-type="float">
            <text:p>62.906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63.8504" calcext:value-type="float">
            <text:p>63.850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62.4633" calcext:value-type="float">
            <text:p>62.463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62.9468" calcext:value-type="float">
            <text:p>62.946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84.3694" calcext:value-type="float">
            <text:p>84.3694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86.3058" calcext:value-type="float">
            <text:p>86.305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88.0928" calcext:value-type="float">
            <text:p>88.092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87.4049" calcext:value-type="float">
            <text:p>87.404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2.8279" calcext:value-type="float">
            <text:p>62.827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62.619" calcext:value-type="float">
            <text:p>62.61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62.7596" calcext:value-type="float">
            <text:p>62.759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63.1195" calcext:value-type="float">
            <text:p>63.119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2.6158" calcext:value-type="float">
            <text:p>62.61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62.6644" calcext:value-type="float">
            <text:p>62.664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62.9468" calcext:value-type="float">
            <text:p>62.94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62.5993" calcext:value-type="float">
            <text:p>62.599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62.8414" calcext:value-type="float">
            <text:p>62.84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62.6059" calcext:value-type="float">
            <text:p>62.605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62.8078" calcext:value-type="float">
            <text:p>62.807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52.7873" calcext:value-type="float">
            <text:p>152.787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63.4529" calcext:value-type="float">
            <text:p>63.452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63.0341" calcext:value-type="float">
            <text:p>63.0341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2.6424" calcext:value-type="float">
            <text:p>62.642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63.5369" calcext:value-type="float">
            <text:p>63.53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62.4987" calcext:value-type="float">
            <text:p>62.4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62.7562" calcext:value-type="float">
            <text:p>62.756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55.3213" calcext:value-type="float">
            <text:p>155.3213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62.5021" calcext:value-type="float">
            <text:p>62.502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62.8491" calcext:value-type="float">
            <text:p>62.849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71.6708" calcext:value-type="float">
            <text:p>71.67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64.5892" calcext:value-type="float">
            <text:p>64.589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62.6292" calcext:value-type="float">
            <text:p>62.629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3.8818" calcext:value-type="float">
            <text:p>63.88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65.0958" calcext:value-type="float">
            <text:p>65.095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64.4513" calcext:value-type="float">
            <text:p>64.45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28.1951" calcext:value-type="float">
            <text:p>128.195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62.713" calcext:value-type="float">
            <text:p>62.7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64.5438" calcext:value-type="float">
            <text:p>64.54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62.577" calcext:value-type="float">
            <text:p>62.57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62.8515" calcext:value-type="float">
            <text:p>62.851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62.7758" calcext:value-type="float">
            <text:p>62.775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62.544" calcext:value-type="float">
            <text:p>62.5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62.6158" calcext:value-type="float">
            <text:p>62.61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62.723" calcext:value-type="float">
            <text:p>62.72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62.4589" calcext:value-type="float">
            <text:p>62.458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62.6844" calcext:value-type="float">
            <text:p>62.684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62.7042" calcext:value-type="float">
            <text:p>62.704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62.7296" calcext:value-type="float">
            <text:p>62.72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63.024" calcext:value-type="float">
            <text:p>63.02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62.651" calcext:value-type="float">
            <text:p>62.65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63.5804" calcext:value-type="float">
            <text:p>63.580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62.544" calcext:value-type="float">
            <text:p>62.5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62.8414" calcext:value-type="float">
            <text:p>62.8414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62.8515" calcext:value-type="float">
            <text:p>62.851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50.1757" calcext:value-type="float">
            <text:p>150.17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52.1667" calcext:value-type="float">
            <text:p>152.1667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49.4806" calcext:value-type="float">
            <text:p>149.48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51.6481" calcext:value-type="float">
            <text:p>151.648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53.6975" calcext:value-type="float">
            <text:p>153.6975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62.6238" calcext:value-type="float">
            <text:p>62.623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62.8615" calcext:value-type="float">
            <text:p>62.86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63.0542" calcext:value-type="float">
            <text:p>63.054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62.7242" calcext:value-type="float">
            <text:p>62.724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62.5407" calcext:value-type="float">
            <text:p>62.540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62.8966" calcext:value-type="float">
            <text:p>62.896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62.7496" calcext:value-type="float">
            <text:p>62.749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62.4755" calcext:value-type="float">
            <text:p>62.47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62.723" calcext:value-type="float">
            <text:p>62.72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2.6744" calcext:value-type="float">
            <text:p>62.67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2.701" calcext:value-type="float">
            <text:p>62.70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62.7562" calcext:value-type="float">
            <text:p>62.756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62.7095" calcext:value-type="float">
            <text:p>62.709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55.1524" calcext:value-type="float">
            <text:p>155.15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62.567" calcext:value-type="float">
            <text:p>62.56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62.5473" calcext:value-type="float">
            <text:p>62.54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63.0507" calcext:value-type="float">
            <text:p>63.050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62.5407" calcext:value-type="float">
            <text:p>62.540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62.4589" calcext:value-type="float">
            <text:p>62.458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62.7562" calcext:value-type="float">
            <text:p>62.756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62.3551" calcext:value-type="float">
            <text:p>62.355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62.8414" calcext:value-type="float">
            <text:p>62.84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62.8368" calcext:value-type="float">
            <text:p>62.836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62.7261" calcext:value-type="float">
            <text:p>62.7261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63.002" calcext:value-type="float">
            <text:p>63.00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62.5407" calcext:value-type="float">
            <text:p>62.540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62.5121" calcext:value-type="float">
            <text:p>62.512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62.8333" calcext:value-type="float">
            <text:p>62.83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62.7929" calcext:value-type="float">
            <text:p>62.79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16.9169" calcext:value-type="float">
            <text:p>116.916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16.0439" calcext:value-type="float">
            <text:p>116.043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15.8899" calcext:value-type="float">
            <text:p>115.889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17.3226" calcext:value-type="float">
            <text:p>117.32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16.2437" calcext:value-type="float">
            <text:p>116.2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99.6694" calcext:value-type="float">
            <text:p>199.669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186.0339" calcext:value-type="float">
            <text:p>186.033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86.9534" calcext:value-type="float">
            <text:p>186.95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84.1401" calcext:value-type="float">
            <text:p>184.140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84.1523" calcext:value-type="float">
            <text:p>184.15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62.7947" calcext:value-type="float">
            <text:p>62.79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63.7498" calcext:value-type="float">
            <text:p>63.749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63.6417" calcext:value-type="float">
            <text:p>63.641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62.7562" calcext:value-type="float">
            <text:p>62.756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62.6876" calcext:value-type="float">
            <text:p>62.68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62.5972" calcext:value-type="float">
            <text:p>62.597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62.8433" calcext:value-type="float">
            <text:p>62.84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62.5573" calcext:value-type="float">
            <text:p>62.5573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62.5287" calcext:value-type="float">
            <text:p>62.528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62.8344" calcext:value-type="float">
            <text:p>62.834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62.848" calcext:value-type="float">
            <text:p>62.8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63.0086" calcext:value-type="float">
            <text:p>63.008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58.9434" calcext:value-type="float">
            <text:p>58.943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59.0093" calcext:value-type="float">
            <text:p>59.0093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9.2054" calcext:value-type="float">
            <text:p>59.205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9.4565" calcext:value-type="float">
            <text:p>59.456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59.518" calcext:value-type="float">
            <text:p>59.51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59.4944" calcext:value-type="float">
            <text:p>59.494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78.9604" calcext:value-type="float">
            <text:p>78.960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59.86" calcext:value-type="float">
            <text:p>59.86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61.7995" calcext:value-type="float">
            <text:p>61.799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3.0193" calcext:value-type="float">
            <text:p>63.019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2.761" calcext:value-type="float">
            <text:p>62.76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62.8142" calcext:value-type="float">
            <text:p>62.81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61.684" calcext:value-type="float">
            <text:p>61.6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62.078" calcext:value-type="float">
            <text:p>62.07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61.9182" calcext:value-type="float">
            <text:p>61.918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62.0141" calcext:value-type="float">
            <text:p>62.014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63.5184" calcext:value-type="float">
            <text:p>63.518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1.7382" calcext:value-type="float">
            <text:p>61.738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62.7596" calcext:value-type="float">
            <text:p>62.759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62.4589" calcext:value-type="float">
            <text:p>62.458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62.7728" calcext:value-type="float">
            <text:p>62.772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50.3124" calcext:value-type="float">
            <text:p>150.312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62.9789" calcext:value-type="float">
            <text:p>62.978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2.7365" calcext:value-type="float">
            <text:p>62.736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63.0156" calcext:value-type="float">
            <text:p>63.015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63.0994" calcext:value-type="float">
            <text:p>63.099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2.9297" calcext:value-type="float">
            <text:p>62.929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62.5573" calcext:value-type="float">
            <text:p>62.55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62.5893" calcext:value-type="float">
            <text:p>62.589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62.5937" calcext:value-type="float">
            <text:p>62.593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2.4357" calcext:value-type="float">
            <text:p>62.435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62.7462" calcext:value-type="float">
            <text:p>62.746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62.9553" calcext:value-type="float">
            <text:p>62.955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62.5992" calcext:value-type="float">
            <text:p>62.599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62.184" calcext:value-type="float">
            <text:p>62.184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58.6915" calcext:value-type="float">
            <text:p>58.691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58.8742" calcext:value-type="float">
            <text:p>58.874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59.353" calcext:value-type="float">
            <text:p>59.35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62.8248" calcext:value-type="float">
            <text:p>62.82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62.5154" calcext:value-type="float">
            <text:p>62.515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2.4037" calcext:value-type="float">
            <text:p>62.403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63.0251" calcext:value-type="float">
            <text:p>63.02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62.6092" calcext:value-type="float">
            <text:p>62.6092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62.7628" calcext:value-type="float">
            <text:p>62.762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62.9884" calcext:value-type="float">
            <text:p>62.98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62.7762" calcext:value-type="float">
            <text:p>62.776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62.5826" calcext:value-type="float">
            <text:p>62.582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62.7463" calcext:value-type="float">
            <text:p>62.74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2.7496" calcext:value-type="float">
            <text:p>62.7496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52.7352" calcext:value-type="float">
            <text:p>152.735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62.7527" calcext:value-type="float">
            <text:p>62.7527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62.6877" calcext:value-type="float">
            <text:p>62.68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62.5274" calcext:value-type="float">
            <text:p>62.5274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54.3806" calcext:value-type="float">
            <text:p>154.380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62.4954" calcext:value-type="float">
            <text:p>62.49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62.6378" calcext:value-type="float">
            <text:p>62.63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62.7928" calcext:value-type="float">
            <text:p>62.79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62.7562" calcext:value-type="float">
            <text:p>62.756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2.7496" calcext:value-type="float">
            <text:p>62.749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.2252" calcext:value-type="float">
            <text:p>155.225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62.5121" calcext:value-type="float">
            <text:p>62.512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3.024" calcext:value-type="float">
            <text:p>63.0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2.8468" calcext:value-type="float">
            <text:p>62.846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0.0653" calcext:value-type="float">
            <text:p>60.065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9.8267" calcext:value-type="float">
            <text:p>59.8267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59.4698" calcext:value-type="float">
            <text:p>59.469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9.5163" calcext:value-type="float">
            <text:p>59.51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9.29" calcext:value-type="float">
            <text:p>59.29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62.8681" calcext:value-type="float">
            <text:p>62.868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62.5054" calcext:value-type="float">
            <text:p>62.50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62.6532" calcext:value-type="float">
            <text:p>62.653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63.4649" calcext:value-type="float">
            <text:p>63.464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62.7095" calcext:value-type="float">
            <text:p>62.70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63.6471" calcext:value-type="float">
            <text:p>63.647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59.5428" calcext:value-type="float">
            <text:p>59.542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82.0009" calcext:value-type="float">
            <text:p>82.000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82.3505" calcext:value-type="float">
            <text:p>82.35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239.1693" calcext:value-type="float">
            <text:p>239.169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calcext:conditional-formats>
          <calcext:conditional-format calcext:target-range-address="'2023-May-02-0947_maxeplen10_maxtrainstep1000_seadep32_gamma099_lrac9e-4_lrcr1e-3_timestep'.C2:'2023-May-02-0947_maxeplen10_maxtrainstep1000_seadep32_gamma099_lrac9e-4_lrcr1e-3_timestep'.C10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2T13:20:55.572754005</dc:date>
    <meta:editing-duration>P7DT1H53M14S</meta:editing-duration>
    <meta:editing-cycles>1</meta:editing-cycles>
    <meta:document-statistic meta:table-count="1" meta:cell-count="6086" meta:object-count="0"/>
    <meta:generator>LibreOffice/7.3.7.2$Linux_X86_64 LibreOffice_project/30$Build-2</meta:generator>
  </office:meta>
</office:document-meta>
</file>